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4.04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/>
          <table:table-cell office:value-type="string" table:style-name="ce1">
            <text:p>Measurements</text:p>
          </table:table-cell>
          <table:table-cell office:value-type="string" table:style-name="ce1">
            <text:p>Quadratic differences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" table:formula="of:= ([.B2] - [.$C$10])^2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4" table:formula="of:= ([.B3] - [.$C$10])^2" table:style-name="ce1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" table:formula="of:= ([.B4] - [.$C$10])^2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table:style-name="ce1">
            <text:p>15</text:p>
          </table:table-cell>
          <table:table-cell office:value-type="float" office:value="4" table:formula="of:= ([.B5] - [.$C$10])^2" table:style-name="ce1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9" table:formula="of:= ([.B6] - [.$C$10])^2" table:style-name="ce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6" table:style-name="ce1">
            <text:p>16</text:p>
          </table:table-cell>
          <table:table-cell office:value-type="float" office:value="9" table:formula="of:= ([.B7] - [.$C$10])^2" table:style-name="ce1">
            <text:p>9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edia</text:p>
          </table:table-cell>
          <table:table-cell office:value-type="float" office:value="13" table:formula="of:=AVERAGE([.B2:.B7])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Varianza</text:p>
          </table:table-cell>
          <table:table-cell office:value-type="float" office:value="5.6" table:formula="of:= SUM([.C2:.C7]) / (COUNT([.C2:.C7]) -1)" table:style-name="ce1">
            <text:p>5,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td</text:p>
          </table:table-cell>
          <table:table-cell office:value-type="float" office:value="2.3664319132398464" table:formula="of:=[.C11]^(1/2)" table:style-name="ce1">
            <text:p>2,36643191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alore critico</text:p>
          </table:table-cell>
          <table:table-cell office:value-type="float" office:value="3.3650000000000002" table:style-name="ce1">
            <text:p>3,36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E</text:p>
          </table:table-cell>
          <table:table-cell office:value-type="float" office:value="0.966091783079296" table:formula="of:=[.C12]/(COUNT([.B2:.B7])^(1/2))" table:style-name="ce1">
            <text:p>0,96609178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OE</text:p>
          </table:table-cell>
          <table:table-cell office:value-type="float" office:value="3.2508988500618314" table:formula="of:=[.C14]*[.C16]" table:style-name="ce1">
            <text:p>3,2508988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Intervallo -</text:p>
          </table:table-cell>
          <table:table-cell office:value-type="float" office:value="9.7491011499381681" table:formula="of:=[.C10] - [.C17]" table:style-name="ce1">
            <text:p>9,7491011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Intervallo +</text:p>
          </table:table-cell>
          <table:table-cell office:value-type="float" office:value="16.25089885006183" table:formula="of:=[.C10] + [.C17]" table:style-name="ce1">
            <text:p>16,2508988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Width interval</text:p>
          </table:table-cell>
          <table:table-cell office:value-type="float" office:value="6.501797700123662" table:formula="of:=[.C19] - [.C18]" table:style-name="ce1">
            <text:p>6,501797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E</text:p>
          </table:table-cell>
          <table:table-cell office:value-type="float" office:value="0.25006914231244853" table:formula="of:=([.C21]) / (2 * [.C10])" table:style-name="ce1">
            <text:p>0,25006914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RE %</text:p>
          </table:table-cell>
          <table:table-cell office:value-type="float" office:value="25.006914231244853" table:formula="of:=(([.C21]) / (2 * [.C10])) * 100" table:style-name="ce1">
            <text:p>25,0069142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ccuracy</text:p>
          </table:table-cell>
          <table:table-cell office:value-type="float" office:value="0.74993085768755141" table:formula="of:= 1 - [.C22]" table:style-name="ce1">
            <text:p>0,749930858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Pietropaolo  Emanuele</meta:initial-creator>
    <dc:creator>Pietropaolo  Emanuele</dc:creator>
    <meta:creation-date>2023-10-20T07:35:52Z</meta:creation-date>
    <dc:date>2023-10-20T09:59:03Z</dc:date>
  </office:meta>
</office:document-meta>
</file>